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30" style:family="table-column">
      <style:table-column-properties fo:break-before="auto" style:column-width="16.034cm"/>
    </style:style>
    <style:style style:name="co29" style:family="table-column">
      <style:table-column-properties fo:break-before="auto" style:column-width="5.699cm"/>
    </style:style>
    <style:style style:name="co31" style:family="table-column">
      <style:table-column-properties fo:break-before="auto" style:column-width="9.8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8" style:family="table-cell" style:parent-style-name="Default" style:data-style-name="N109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ce15" style:family="table-cell" style:parent-style-name="Default" style:data-style-name="N109"/>
    <style:style style:name="ce16" style:family="table-cell" style:parent-style-name="Default" style:data-style-name="N53"/>
    <style:style style:name="ce17" style:family="table-cell" style:parent-style-name="Default" style:data-style-name="N51"/>
    <style:style style:name="ce20" style:family="table-cell" style:parent-style-name="Default" style:data-style-name="N36"/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</style:style>
    <style:style style:name="ce23" style:family="table-cell" style:parent-style-name="Default" style:data-style-name="N1"/>
    <style:style style:name="ce24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7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6" office:value-type="date" office:date-value="2022-10-01T09:00:00" calcext:value-type="date">
            <text:p>2022-10-01T09:00:00</text:p>
          </table:table-cell>
          <table:table-cell table:style-name="ce16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6" office:value-type="date" office:date-value="2022-10-08T09:00:00" calcext:value-type="date">
            <text:p>2022-10-08T09:00:00</text:p>
          </table:table-cell>
          <table:table-cell table:style-name="ce16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6" office:value-type="date" office:date-value="2022-10-15T09:00:00" calcext:value-type="date">
            <text:p>2022-10-15T09:00:00</text:p>
          </table:table-cell>
          <table:table-cell table:style-name="ce16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6" office:value-type="date" office:date-value="2022-10-01T12:00:00" calcext:value-type="date">
            <text:p>2022-10-01T12:00:00</text:p>
          </table:table-cell>
          <table:table-cell table:style-name="ce16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table:table-column table:style-name="co12" table:default-cell-style-name="ce20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21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22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office:forms form:automatic-focus="false" form:apply-design-mode="false"/>
        <table:table-column table:style-name="co29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Election Results and Aftermath</text:p>
          </table:table-cell>
        </table:table-row>
        <table:table-row table:style-name="ro1">
          <table:table-cell office:value-type="string" calcext:value-type="string">
            <text:p>Voter-Profiles</text:p>
          </table:table-cell>
          <table:table-cell office:value-type="string" calcext:value-type="string">
            <text:p>The Voter Perspectiv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30" table:default-cell-style-name="ce24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00-00-00</text:date>, <text:time style:data-style-name="N2" text:time-value="19:57:24.97866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7T19:58:34.399744950</dc:date>
    <meta:editing-duration>P21DT20H29M50S</meta:editing-duration>
    <meta:editing-cycles>260</meta:editing-cycles>
    <meta:document-statistic meta:table-count="5" meta:cell-count="4943" meta:object-count="0"/>
  </office:meta>
</office:document-meta>
</file>